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40e4" officeooo:paragraph-rsid="000940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droid is an open source and Linux-based operating system for mobile devices such as smartphones and tablet computers. Android was developed by the Open Handset Alliance, led by Google, and other companies. This tutorial will teach you basic Android programming and will also take you through some advance concepts related to Android application development.</text:p>
      <text:p text:style-name="P1">Audience</text:p>
      <text:p text:style-name="P1"/>
      <text:p text:style-name="P1">This tutorial has been prepared for the beginners to help them understand basic Android programming. After completing this tutorial you will find yourself at a moderate level of expertise in Android programming from where you can take yourself to next levels.</text:p>
      <text:p text:style-name="P1">Prerequisites</text:p>
      <text:p text:style-name="P1"/>
      <text:p text:style-name="P1">Android programming is based on Java programming language so if you have basic understanding on Java programming then it will be a fun to learn Android application development.</text:p>
      <text:p text:style-name="P1">Android is an open source and Linux-based Operating System for mobile devices such as smartphones and tablet computers. Android was developed by the Open Handset Alliance, led by Google, and other companies.</text:p>
      <text:p text:style-name="P1"/>
      <text:p text:style-name="P1">Android offers a unified approach to application development for mobile devices which means developers need only develop for Android, and their applications should be able to run on different devices powered by Android.</text:p>
      <text:p text:style-name="P1"/>
      <text:p text:style-name="P1">The first beta version of the Android Software Development Kit (SDK) was released by Google in 2007 where as the first commercial version, Android 1.0, was released in September 2008.</text:p>
      <text:p text:style-name="P1"/>
      <text:p text:style-name="P1">On June 27, 2012, at the Google I/O conference, Google announced the next Android version, 4.1 Jelly Bean. Jelly Bean is an incremental update, with the primary aim of improving the user interface, both in terms of functionality and performance.</text:p>
      <text:p text:style-name="P1"/>
      <text:p text:style-name="P1">The source code for Android is available under free and open source software licenses. Google publishes most of the code under the Apache License version 2.0 and the rest, Linux kernel changes, under the GNU General Public License version 2.</text:p>
      <text:p text:style-name="P1">Android applications are usually developed in the Java language using the Android Software Development Kit.</text:p>
      <text:p text:style-name="P1"/>
      <text:p text:style-name="P1">Once developed, Android applications can be packaged easily and sold out either through a store such as Google Play, SlideME, Opera Mobile Store, Mobango, F-droid and the Amazon Appstore.</text:p>
      <text:p text:style-name="P1"/>
      <text:p text:style-name="P1">Android powers hundreds of millions of mobile devices in more than 190 countries around the world. It's the largest installed base of any mobile platform and growing fast. Every day more than 1 million new Android devices are activated worldwide.</text:p>
      <text:p text:style-name="P1"/>
      <text:p text:style-name="P1">This tutorial has been written with an aim to teach you how to develop and package Android application. We will start from environment setup for Android application programming and then drill down to look into various aspects of Android applications.</text:p>
      <text:p text:style-name="P1">You can download the latest version of Java JDK from Oracle's Java site − Java SE Downloads. You will find instructions for installing JDK in downloaded files, follow the given instructions to install and configure the setup. Finally set PATH and JAVA_HOME environment variables to refer to the directory that contains java and javac, typically java_install_dir/bin and java_install_dir respectively.</text:p>
      <text:p text:style-name="P1"/>
      <text:p text:style-name="P1">If you are running Windows and installed the JDK in C:\jdk1.8.0_102, you would have to put the following line in your C:\autoexec.bat file.</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15:43:31.261240926</meta:creation-date>
    <dc:date>2018-02-27T15:46:08.968019949</dc:date>
    <meta:editing-duration>P0D</meta:editing-duration>
    <meta:editing-cycles>1</meta:editing-cycles>
    <meta:document-statistic meta:table-count="0" meta:image-count="0" meta:object-count="0" meta:page-count="2" meta:paragraph-count="16" meta:word-count="506" meta:character-count="3239" meta:non-whitespace-character-count="2749"/>
    <meta:generator>LibreOffice/4.2.4.2$Linux_x86 LibreOffice_project/420m0$Build-2</meta:generator>
  </office:meta>
</office:document-meta>
</file>